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56e2" officeooo:paragraph-rsid="000c56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utput:-</text:p>
      <text:p text:style-name="P1"/>
      <text:p text:style-name="Standard">[SanketPatil@localhost MIL]$ vi hex2bcd.asm</text:p>
      <text:p text:style-name="Standard">[SanketPatil@localhost MIL]$ nasm -f elf64 hex2bcd.asm -o hex2bcd.o</text:p>
      <text:p text:style-name="Standard">[SanketPatil@localhost MIL]$ ld -o hex2bcd hex2bcd.o</text:p>
      <text:p text:style-name="Standard">[SanketPatil@localhost MIL]$ ./hex2bcd</text:p>
      <text:p text:style-name="Standard"/>
      <text:p text:style-name="Standard">*****MENU******</text:p>
      <text:p text:style-name="Standard">1]HEX to BCD</text:p>
      <text:p text:style-name="Standard">2]BCD to HEX</text:p>
      <text:p text:style-name="Standard">3]Exit</text:p>
      <text:p text:style-name="Standard">Enter choice :</text:p>
      <text:p text:style-name="Standard">1</text:p>
      <text:p text:style-name="Standard">Enter 4 bit HEX no. : </text:p>
      <text:p text:style-name="Standard">FFFF</text:p>
      <text:p text:style-name="Standard">Equivalent BCD no. : </text:p>
      <text:p text:style-name="Standard">65535 </text:p>
      <text:p text:style-name="Standard"/>
      <text:p text:style-name="Standard">*****MENU******</text:p>
      <text:p text:style-name="Standard">1]HEX to BCD</text:p>
      <text:p text:style-name="Standard">2]BCD to HEX</text:p>
      <text:p text:style-name="Standard">3]Exit</text:p>
      <text:p text:style-name="Standard">Enter choice :</text:p>
      <text:p text:style-name="Standard">2</text:p>
      <text:p text:style-name="Standard">Enter 5 bit BCD no. :</text:p>
      <text:p text:style-name="Standard">99999</text:p>
      <text:p text:style-name="Standard">Equivalent HEX no. : </text:p>
      <text:p text:style-name="Standard">1869F </text:p>
      <text:p text:style-name="Standard"/>
      <text:p text:style-name="Standard">*****MENU******</text:p>
      <text:p text:style-name="Standard">1]HEX to BCD</text:p>
      <text:p text:style-name="Standard">2]BCD to HEX</text:p>
      <text:p text:style-name="Standard">3]Exit</text:p>
      <text:p text:style-name="Standard">Enter choice :</text:p>
      <text:p text:style-name="Standard">3 <text:s text:c="3"/></text:p>
      <text:p text:style-name="Standard">[SanketPatil@localhost MIL]$ 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8:37:59.192806828</meta:creation-date>
    <dc:date>2019-02-21T18:42:05.786795944</dc:date>
    <meta:editing-duration>PT4M9S</meta:editing-duration>
    <meta:editing-cycles>1</meta:editing-cycles>
    <meta:document-statistic meta:table-count="0" meta:image-count="0" meta:object-count="0" meta:page-count="1" meta:paragraph-count="32" meta:word-count="84" meta:character-count="527" meta:non-whitespace-character-count="465"/>
    <meta:generator>LibreOffice/6.1.1.2$Linux_X86_64 LibreOffice_project/10$Build-2</meta:generator>
  </office:meta>
</office:document-meta>
</file>